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0bd98" officeooo:paragraph-rsid="0000bd98"/>
    </style:style>
    <style:style style:name="P2" style:family="paragraph" style:parent-style-name="Standard">
      <style:text-properties officeooo:rsid="0000bd98" officeooo:paragraph-rsid="000251c9"/>
    </style:style>
    <style:style style:name="P3" style:family="paragraph" style:parent-style-name="Standard">
      <style:text-properties officeooo:rsid="0000bd98" officeooo:paragraph-rsid="00043d2f"/>
    </style:style>
    <style:style style:name="P4" style:family="paragraph" style:parent-style-name="Standard">
      <style:text-properties officeooo:rsid="000251c9" officeooo:paragraph-rsid="000251c9"/>
    </style:style>
    <style:style style:name="P5" style:family="paragraph" style:parent-style-name="Standard">
      <style:text-properties officeooo:rsid="0000bd98" officeooo:paragraph-rsid="000251c9" fo:background-color="transparent"/>
    </style:style>
    <style:style style:name="P6" style:family="paragraph" style:parent-style-name="Standard">
      <style:text-properties officeooo:rsid="0000bd98" officeooo:paragraph-rsid="00043d2f" fo:background-color="transparent"/>
    </style:style>
    <style:style style:name="P7" style:family="paragraph" style:parent-style-name="Standard">
      <style:text-properties officeooo:rsid="00043d2f" officeooo:paragraph-rsid="00043d2f" fo:background-color="transparent"/>
    </style:style>
    <style:style style:name="P8" style:family="paragraph" style:parent-style-name="Standard">
      <style:text-properties officeooo:rsid="00043d2f" officeooo:paragraph-rsid="00043d2f"/>
    </style:style>
    <style:style style:name="P9" style:family="paragraph" style:parent-style-name="Standard">
      <style:text-properties style:text-position="0% 100%" style:font-name="Liberation Serif1" officeooo:rsid="00043d2f" officeooo:paragraph-rsid="000251c9" fo:background-color="transparent" style:font-name-asian="Liberation Serif1" style:font-name-complex="Liberation Serif1"/>
    </style:style>
    <style:style style:name="P10" style:family="paragraph" style:parent-style-name="Standard">
      <style:text-properties style:text-position="0% 100%" style:font-name="Liberation Serif1" officeooo:rsid="00043d2f" officeooo:paragraph-rsid="00043d2f" fo:background-color="transparent" style:font-name-asian="Liberation Serif1" style:font-name-complex="Liberation Serif1"/>
    </style:style>
    <style:style style:name="P11" style:family="paragraph" style:parent-style-name="Standard">
      <style:text-properties style:text-position="0% 100%" style:font-name="Liberation Serif1" officeooo:rsid="000251c9" officeooo:paragraph-rsid="00043d2f" style:font-name-asian="Liberation Serif1" style:font-name-complex="Liberation Serif1"/>
    </style:style>
    <style:style style:name="P12" style:family="paragraph" style:parent-style-name="Standard">
      <style:text-properties style:text-position="0% 100%" style:font-name="Liberation Serif1" officeooo:rsid="00043d2f" officeooo:paragraph-rsid="000251c9" style:font-name-asian="Liberation Serif1" style:font-name-complex="Liberation Serif1"/>
    </style:style>
    <style:style style:name="P13" style:family="paragraph" style:parent-style-name="Standard">
      <style:text-properties officeooo:rsid="0013046d" officeooo:paragraph-rsid="0006a3bd"/>
    </style:style>
    <style:style style:name="P14" style:family="paragraph" style:parent-style-name="Standard">
      <style:text-properties officeooo:rsid="0014d6cc" officeooo:paragraph-rsid="0006a3bd"/>
    </style:style>
    <style:style style:name="P15" style:family="paragraph" style:parent-style-name="Standard">
      <style:text-properties officeooo:rsid="0013e87b" officeooo:paragraph-rsid="0006a3bd"/>
    </style:style>
    <style:style style:name="P16" style:family="paragraph" style:parent-style-name="Standard">
      <style:text-properties style:font-name="Liberation Serif1" officeooo:rsid="0013e87b" officeooo:paragraph-rsid="0006a3bd" style:font-name-asian="Liberation Serif1" style:font-name-complex="Liberation Serif1"/>
    </style:style>
    <style:style style:name="P17" style:family="paragraph" style:parent-style-name="Standard">
      <style:text-properties officeooo:rsid="00173ba1" officeooo:paragraph-rsid="0006a3bd"/>
    </style:style>
    <style:style style:name="P18" style:family="paragraph" style:parent-style-name="Text_20_body">
      <style:text-properties officeooo:rsid="0019ca44" officeooo:paragraph-rsid="0006a3bd"/>
    </style:style>
    <style:style style:name="P19" style:family="paragraph" style:parent-style-name="Text_20_body">
      <style:text-properties officeooo:rsid="00173ba1" officeooo:paragraph-rsid="0006a3bd"/>
    </style:style>
    <style:style style:name="P20" style:family="paragraph" style:parent-style-name="Text_20_body">
      <style:text-properties style:text-position="0% 100%" style:font-name="Liberation Serif1" officeooo:rsid="00173ba1" officeooo:paragraph-rsid="0006a3bd" style:font-name-asian="Liberation Serif1" style:font-name-complex="Liberation Serif1"/>
    </style:style>
    <style:style style:name="P21" style:family="paragraph" style:parent-style-name="Standard">
      <style:text-properties style:text-position="0% 100%" style:font-name="Liberation Serif1" officeooo:rsid="00043d2f" officeooo:paragraph-rsid="00043d2f" style:font-name-asian="Liberation Serif1" style:font-name-complex="Liberation Serif1"/>
    </style:style>
    <style:style style:name="P22" style:family="paragraph" style:parent-style-name="Standard">
      <style:text-properties officeooo:rsid="0000bd98" officeooo:paragraph-rsid="0000bd98"/>
    </style:style>
    <style:style style:name="P23" style:family="paragraph" style:parent-style-name="Text_20_body">
      <style:text-properties style:text-position="0% 100%" style:font-name="Liberation Serif1" officeooo:rsid="0017b44a" officeooo:paragraph-rsid="0006a3bd" style:font-name-asian="Liberation Serif1" style:font-name-complex="Liberation Serif1"/>
    </style:style>
    <style:style style:name="P24" style:family="paragraph" style:parent-style-name="Text_20_body">
      <style:text-properties style:text-position="0% 100%" style:font-name="Liberation Serif1" officeooo:rsid="0019ca44" officeooo:paragraph-rsid="0006a3bd" style:font-name-asian="Liberation Serif1" style:font-name-complex="Liberation Serif1"/>
    </style:style>
    <style:style style:name="T1" style:family="text">
      <style:text-properties style:text-position="0% 100%" style:font-name="Liberation Serif1" style:font-name-asian="Liberation Serif1" style:font-name-complex="Liberation Serif1"/>
    </style:style>
    <style:style style:name="T2" style:family="text">
      <style:text-properties style:text-position="0% 100%" style:font-name="Liberation Serif1" officeooo:rsid="0019ca44" style:font-name-asian="Liberation Serif1" style:font-name-complex="Liberation Serif1"/>
    </style:style>
    <style:style style:name="T3" style:family="text">
      <style:text-properties style:text-position="0% 100%" style:font-name="Liberation Serif1" officeooo:rsid="00043d2f" style:font-name-asian="Liberation Serif1" style:font-name-complex="Liberation Serif1"/>
    </style:style>
    <style:style style:name="T4" style:family="text">
      <style:text-properties style:text-position="0% 100%" style:font-name="Liberation Serif1" officeooo:rsid="0013e87b" style:font-name-asian="Liberation Serif1" style:font-name-complex="Liberation Serif1"/>
    </style:style>
    <style:style style:name="T5" style:family="text">
      <style:text-properties style:text-position="0% 100%" style:font-name="Liberation Serif1" fo:background-color="transparent" loext:char-shading-value="0" style:font-name-asian="Liberation Serif1" style:font-name-complex="Liberation Serif1"/>
    </style:style>
    <style:style style:name="T6" style:family="text">
      <style:text-properties style:text-position="0% 100%" style:font-name="Liberation Serif1" officeooo:rsid="0019ca44" fo:background-color="transparent" loext:char-shading-value="0" style:font-name-asian="Liberation Serif1" style:font-name-complex="Liberation Serif1"/>
    </style:style>
    <style:style style:name="T7" style:family="text">
      <style:text-properties style:text-position="0% 100%" style:font-name="Liberation Serif1" officeooo:rsid="00043d2f" fo:background-color="transparent" loext:char-shading-value="0" style:font-name-asian="Liberation Serif1" style:font-name-complex="Liberation Serif1"/>
    </style:style>
    <style:style style:name="T8" style:family="text">
      <style:text-properties style:text-position="sub 58%"/>
    </style:style>
    <style:style style:name="T9" style:family="text">
      <style:text-properties style:text-position="sub 58%" style:font-name="Liberation Serif1" style:font-name-asian="Liberation Serif1" style:font-name-complex="Liberation Serif1"/>
    </style:style>
    <style:style style:name="T10" style:family="text">
      <style:text-properties style:text-position="sub 58%" style:font-name="Liberation Serif1" officeooo:rsid="0019ca44" style:font-name-asian="Liberation Serif1" style:font-name-complex="Liberation Serif1"/>
    </style:style>
    <style:style style:name="T11" style:family="text">
      <style:text-properties style:text-position="sub 58%" style:font-name="Liberation Serif1" fo:background-color="transparent" loext:char-shading-value="0" style:font-name-asian="Liberation Serif1" style:font-name-complex="Liberation Serif1"/>
    </style:style>
    <style:style style:name="T12" style:family="text">
      <style:text-properties officeooo:rsid="0014d6cc"/>
    </style:style>
    <style:style style:name="T13" style:family="text">
      <style:text-properties style:font-name="Liberation Serif1" style:font-name-asian="Liberation Serif1" style:font-name-complex="Liberation Serif1"/>
    </style:style>
    <style:style style:name="T14" style:family="text">
      <style:text-properties style:font-name="Liberation Serif1" officeooo:rsid="0013e87b" style:font-name-asian="Liberation Serif1" style:font-name-complex="Liberation Serif1"/>
    </style:style>
    <style:style style:name="T15" style:family="text">
      <style:text-properties style:font-name="Liberation Serif" style:font-name-asian="AR PL SungtiL GB" style:font-name-complex="Lohit Devanagari"/>
    </style:style>
    <style:style style:name="T16" style:family="text">
      <style:text-properties officeooo:rsid="00089d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2">Maximizar </text:span>Z=20A + 50B + 35C</text:p>
      <text:p text:style-name="P14">sujeito às restrições</text:p>
      <text:p text:style-name="P13"><text:bookmark-start text:name="__DdeLink__17_3850961883"/>2A + 4B + 3C <text:span text:style-name="T14">≤</text:span> 240<text:bookmark-end text:name="__DdeLink__17_3850961883"/></text:p>
      <text:p text:style-name="P15">A - B - C <text:span text:style-name="T13">≥</text:span><text:span text:style-name="T15"> </text:span><text:span text:style-name="T13">0</text:span></text:p>
      <text:p text:style-name="P16">A ≤ 75</text:p>
      <text:p text:style-name="P14"><text:span text:style-name="T1">A, B, C </text:span><text:span text:style-name="T4">≥ </text:span><text:span text:style-name="T1">0</text:span></text:p>
      <text:p text:style-name="P17"/>
      <text:p text:style-name="P19"><text:span text:style-name="T1">f</text:span><text:span text:style-name="T9">2 </text:span><text:span text:style-name="T1">= 35</text:span></text:p>
      <text:p text:style-name="P19"><text:span text:style-name="T1">f</text:span><text:span text:style-name="T9">1 </text:span><text:span text:style-name="T1">= 0</text:span></text:p>
      <text:p text:style-name="P20">f<text:span text:style-name="T8">2 </text:span>= 35</text:p>
      <text:p text:style-name="P23">Alteração lado direito:</text:p>
      <text:p text:style-name="P24">A = 40</text:p>
      <text:p text:style-name="P24">B = 40</text:p>
      <text:p text:style-name="P24">C = 0</text:p>
      <text:p text:style-name="P18"><text:span text:style-name="T1">Z = 2800 + 35*f</text:span><text:span text:style-name="T9">1</text:span><text:span text:style-name="T1">/3 – 10*f</text:span><text:span text:style-name="T9">2</text:span><text:span text:style-name="T1">/3</text:span></text:p>
      <text:p text:style-name="P18"><text:span text:style-name="T1">BASE: C, f</text:span><text:span text:style-name="T9">1</text:span><text:span text:style-name="T1"> e f</text:span><text:span text:style-name="T9">2</text:span></text:p>
      <text:p text:style-name="P18"><text:span text:style-name="T1">Não base: A(40), B(40) e f</text:span><text:span text:style-name="T9">3</text:span><text:span text:style-name="T1">(35)</text:span></text:p>
      <text:p text:style-name="P24"/>
      <text:p text:style-name="P1">3.a)</text:p>
      <text:p text:style-name="P1"><text:tab/>A:40</text:p>
      <text:p text:style-name="P1"><text:tab/>B:40</text:p>
      <text:p text:style-name="P1"><text:tab/>C:0</text:p>
      <text:p text:style-name="P1"><text:tab/><text:span text:style-name="T16">Z = 2800</text:span></text:p>
      <text:p text:style-name="P5">b)</text:p>
      <text:p text:style-name="P6"><text:span text:style-name="T2"><text:tab/></text:span><text:span text:style-name="T3">preço dual:</text:span><text:span text:style-name="T10"> </text:span><text:span text:style-name="T2">35/3 <text:s/></text:span></text:p>
      <text:p text:style-name="P6"><text:span text:style-name="T2"><text:tab/></text:span><text:span text:style-name="T3">faixa permissível: [-240,210]</text:span></text:p>
      <text:p text:style-name="P7"><text:span text:style-name="T1">f</text:span><text:span text:style-name="T9">1</text:span><text:span text:style-name="T1">+120:</text:span></text:p>
      <text:p text:style-name="P2"><text:span text:style-name="T6"><text:tab/></text:span><text:span text:style-name="T7">120 * 35/3 = 1400</text:span></text:p>
      <text:p text:style-name="P9"><text:tab/>1400 + 2800 = 4200</text:p>
      <text:p text:style-name="P9"><text:tab/>A:60</text:p>
      <text:p text:style-name="P9"><text:tab/>B:60</text:p>
      <text:p text:style-name="P8"><text:span text:style-name="T7">f</text:span><text:span text:style-name="T11">1</text:span><text:span text:style-name="T5">-120:</text:span></text:p>
      <text:p text:style-name="P3"><text:span text:style-name="T6"><text:tab/>-</text:span><text:span text:style-name="T7">120 * 35/3 = -1400</text:span></text:p>
      <text:p text:style-name="P10"><text:tab/>2800 - 1400 = 1400</text:p>
      <text:p text:style-name="P10"><text:tab/>A:20</text:p>
      <text:p text:style-name="P10"><text:tab/>B:20</text:p>
      <text:p text:style-name="P11">c)</text:p>
      <text:p text:style-name="P4"><text:span text:style-name="T1"><text:tab/></text:span><text:span text:style-name="T3">preço dual: 0</text:span></text:p>
      <text:p text:style-name="P21"><text:tab/>faixa permissível: [-35,∞]</text:p>
      <text:p text:style-name="P7"><text:span text:style-name="T1">f</text:span><text:span text:style-name="T9">3</text:span><text:span text:style-name="T1">+10:</text:span></text:p>
      <text:p text:style-name="P3"><text:span text:style-name="T6"><text:tab/></text:span><text:span text:style-name="T7">10 * 0 = 0</text:span></text:p>
      <text:p text:style-name="P10"><text:tab/>0 + 2800 = 4200</text:p>
      <text:p text:style-name="P10"><text:tab/>A:40</text:p>
      <text:p text:style-name="P10"><text:tab/>B:40</text:p>
      <text:p text:style-name="P8"><text:span text:style-name="T5">f</text:span><text:span text:style-name="T11">3</text:span><text:span text:style-name="T5">-10:</text:span></text:p>
      <text:p text:style-name="P3"><text:soft-page-break/><text:span text:style-name="T6"><text:tab/>-</text:span><text:span text:style-name="T7">120 * 35/3 = -1400</text:span></text:p>
      <text:p text:style-name="P10"><text:tab/>2800 - 0 = 1400</text:p>
      <text:p text:style-name="P10"><text:tab/>A:40</text:p>
      <text:p text:style-name="P10"><text:tab/>B:40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9:26:43.632654566</meta:creation-date>
    <dc:date>2018-11-06T20:47:07.504587073</dc:date>
    <meta:editing-duration>PT30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2" meta:paragraph-count="47" meta:word-count="142" meta:character-count="557" meta:non-whitespace-character-count="435"/>
  </office:meta>
</office:document-meta>
</file>